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133cm" fo:min-width="3.963cm" fo:wrap-option="wrap"/>
      <style:paragraph-properties style:writing-mode="lr-tb"/>
    </style:style>
    <style:style style:name="gr2" style:family="graphic" style:parent-style-name="standard">
      <style:graphic-properties svg:stroke-color="#cccccc" draw:fill-color="#ffffff" draw:textarea-horizontal-align="justify" draw:textarea-vertical-align="middle" draw:auto-grow-height="false" fo:min-height="3.417cm" fo:min-width="3.819cm" fo:wrap-option="wrap"/>
      <style:paragraph-properties style:writing-mode="lr-tb"/>
    </style:style>
    <style:style style:name="gr3" style:family="graphic" style:parent-style-name="standard">
      <style:graphic-properties svg:stroke-color="#cccccc" draw:fill-color="#ffffff" draw:textarea-horizontal-align="justify" draw:textarea-vertical-align="middle" draw:auto-grow-height="false" fo:min-height="3.219cm" fo:min-width="3.746cm" fo:wrap-option="wrap"/>
      <style:paragraph-properties style:writing-mode="lr-tb"/>
    </style:style>
    <style:style style:name="gr4" style:family="graphic" style:parent-style-name="standard">
      <style:graphic-properties svg:stroke-color="#cccccc" draw:fill-color="#ffffff" draw:textarea-horizontal-align="justify" draw:textarea-vertical-align="middle" draw:auto-grow-height="false" fo:min-height="3.557cm" fo:min-width="4.521cm" fo:wrap-option="wrap"/>
      <style:paragraph-properties style:writing-mode="lr-tb"/>
    </style:style>
    <style:style style:name="gr5" style:family="graphic" style:parent-style-name="standard">
      <style:graphic-properties svg:stroke-color="#cccccc" draw:fill-color="#ffffff" draw:textarea-horizontal-align="justify" draw:textarea-vertical-align="middle" draw:auto-grow-height="false" fo:min-height="1.604cm" fo:min-width="3.012cm" fo:wrap-option="wrap"/>
      <style:paragraph-properties style:writing-mode="lr-tb"/>
    </style:style>
    <style:style style:name="gr6" style:family="graphic" style:parent-style-name="standard">
      <style:graphic-properties svg:stroke-color="#cccccc" draw:fill-color="#ffffff" draw:textarea-horizontal-align="justify" draw:textarea-vertical-align="middle" draw:auto-grow-height="false" fo:min-height="1.784cm" fo:min-width="2.199cm" fo:wrap-option="wrap"/>
      <style:paragraph-properties style:writing-mode="lr-tb"/>
    </style:style>
    <style:style style:name="gr7" style:family="graphic" style:parent-style-name="standard">
      <style:graphic-properties svg:stroke-color="#cccccc" draw:fill-color="#ffffff" draw:textarea-horizontal-align="justify" draw:textarea-vertical-align="middle" draw:auto-grow-height="false" fo:min-height="2.247cm" fo:min-width="2.402cm" fo:wrap-option="wrap"/>
      <style:paragraph-properties style:writing-mode="lr-tb"/>
    </style:style>
    <style:style style:name="gr8" style:family="graphic" style:parent-style-name="objectwithoutfill">
      <style:graphic-properties svg:stroke-color="#cccccc" draw:marker-end="Arrow" draw:marker-end-width="0.3cm" draw:fill="solid" draw:fill-color="#ffffff" draw:textarea-vertical-align="middle" fo:wrap-option="wrap"/>
    </style:style>
    <style:style style:name="gr9" style:family="graphic" style:parent-style-name="standard">
      <style:graphic-properties svg:stroke-color="#cccccc" draw:fill-color="#ffffff" draw:textarea-horizontal-align="justify" draw:textarea-vertical-align="middle" draw:auto-grow-height="false" fo:min-height="1.618cm" fo:min-width="3.011cm" fo:wrap-option="wrap"/>
      <style:paragraph-properties style:writing-mode="lr-tb"/>
    </style:style>
    <style:style style:name="gr10" style:family="graphic" style:parent-style-name="standard">
      <style:graphic-properties svg:stroke-color="#cccccc" draw:fill-color="#ffffff" draw:textarea-horizontal-align="justify" draw:textarea-vertical-align="middle" draw:auto-grow-height="false" fo:min-height="1.425cm" fo:min-width="3.055cm" fo:wrap-option="wrap"/>
      <style:paragraph-properties style:writing-mode="lr-tb"/>
    </style:style>
    <style:style style:name="gr11" style:family="graphic" style:parent-style-name="standard">
      <style:graphic-properties svg:stroke-color="#cccccc" draw:fill-color="#ffffff" draw:textarea-horizontal-align="justify" draw:textarea-vertical-align="middle" draw:auto-grow-height="false" fo:min-height="1.66cm" fo:min-width="3.303cm" fo:wrap-option="wrap"/>
      <style:paragraph-properties style:writing-mode="lr-tb"/>
    </style:style>
    <style:style style:name="gr12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13" style:family="graphic" style:parent-style-name="standard">
      <style:graphic-properties svg:stroke-color="#cccccc" draw:fill-color="#ffffff" draw:textarea-horizontal-align="justify" draw:textarea-vertical-align="middle" draw:auto-grow-height="false" fo:min-height="2.75cm" fo:min-width="4.3cm" fo:wrap-option="wrap"/>
      <style:paragraph-properties style:writing-mode="lr-tb"/>
    </style:style>
    <style:style style:name="gr14" style:family="graphic" style:parent-style-name="standard">
      <style:graphic-properties svg:stroke-color="#cccccc" draw:fill-color="#ffffff" draw:textarea-horizontal-align="justify" draw:textarea-vertical-align="middle" draw:auto-grow-height="false" fo:min-height="2.014cm" fo:min-width="3.736cm" fo:wrap-option="wrap"/>
      <style:paragraph-properties style:writing-mode="lr-tb"/>
    </style:style>
    <style:style style:name="gr15" style:family="graphic" style:parent-style-name="standard">
      <style:graphic-properties svg:stroke-color="#cccccc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16" style:family="graphic" style:parent-style-name="standard">
      <style:graphic-properties svg:stroke-color="#cccccc" draw:fill-color="#ffffff" draw:textarea-horizontal-align="justify" draw:textarea-vertical-align="middle" draw:auto-grow-height="false" fo:min-height="4.75cm" fo:min-width="5.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P2" style:family="paragraph">
      <loext:graphic-properties draw:fill-color="#ffffff"/>
      <style:paragraph-properties fo:text-align="center" style:writing-mode="lr-tb"/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P4" style:family="paragraph">
      <loext:graphic-properties draw:fill="solid" draw:fill-color="#ffffff"/>
      <style:paragraph-properties fo:text-align="center"/>
      <style:text-properties fo:font-size="18pt" fo:language="en" fo:country="PH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en" fo:country="PH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fo:text-align="center" style:writing-mode="lr-tb"/>
      <style:text-properties fo:language="en" fo:country="PH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/>
      <style:text-properties fo:language="en" fo:country="PH" style:language-asian="zxx" style:country-asian="none" style:language-complex="zxx" style:country-complex="none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start" style:writing-mode="lr-tb"/>
      <style:text-properties fo:language="en" fo:country="PH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text-align="start" style:writing-mode="lr-tb"/>
      <style:text-properties fo:language="en" fo:country="PH" style:language-asian="zxx" style:country-asian="none" style:language-complex="zxx" style:country-complex="none"/>
    </style:style>
    <style:style style:name="T1" style:family="text">
      <style:text-properties fo:font-size="18pt" fo:language="en" fo:country="PH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language="en" fo:country="PH" style:language-asian="zxx" style:country-asian="none" style:language-complex="zxx" style:country-complex="none"/>
    </style:style>
    <style:style style:name="T3" style:family="text">
      <style:text-properties fo:font-size="16pt" fo:language="en" fo:country="PH" style:font-size-asian="16pt" style:language-asian="zxx" style:country-asian="none" style:font-size-complex="1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63cm" svg:height="3.383cm" svg:x="2.538cm" svg:y="1.616cm">
          <text:p text:style-name="P1"><text:span text:style-name="T1">Post Fe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319cm" svg:height="3.667cm" svg:x="2.482cm" svg:y="12.832cm">
          <text:p text:style-name="P1"><text:span text:style-name="T1">Post Detai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.246cm" svg:height="3.469cm" svg:x="8.4cm" svg:y="21.6cm">
          <text:p text:style-name="P1"><text:span text:style-name="T1">User Pro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021cm" svg:height="3.807cm" svg:x="13.98cm" svg:y="5.799cm">
          <text:p text:style-name="P1"><text:span text:style-name="T1">Convers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966cm" svg:height="2.622cm" svg:x="2.201cm" svg:y="5.477cm">
          <text:p text:style-name="P1"><text:span text:style-name="T1">Write po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3.815cm" svg:height="2.876cm" svg:x="2.586cm" svg:y="8.999cm">
          <text:p text:style-name="P1"><text:span text:style-name="T1">View p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4.104cm" svg:height="3.529cm" svg:x="9.096cm" svg:y="12.971cm">
          <text:p text:style-name="P1"><text:span text:style-name="T1">Open your pro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line-skew="1.8cm" svg:x1="7.001cm" svg:y1="3.307cm" svg:x2="6.401cm" svg:y2="10.437cm" draw:start-shape="id1" draw:start-glue-point="1" draw:end-shape="id2" draw:end-glue-point="10" svg:d="M7001 3307h2300v7130h-2900" svg:viewBox="0 0 2901 7131">
          <text:p/>
        </draw:connector>
        <draw:connector draw:style-name="gr8" draw:text-style-name="P3" draw:layer="layout" svg:x1="7.001cm" svg:y1="3.307cm" svg:x2="11.148cm" svg:y2="12.971cm" draw:start-shape="id1" draw:start-glue-point="1" draw:end-shape="id3" draw:end-glue-point="4" svg:d="M7001 3307h4147v9664" svg:viewBox="0 0 4148 9665">
          <text:p/>
        </draw:connector>
        <draw:connector draw:style-name="gr8" draw:text-style-name="P3" draw:layer="layout" svg:x1="7.001cm" svg:y1="3.307cm" svg:x2="7.167cm" svg:y2="6.788cm" draw:start-shape="id1" draw:start-glue-point="1" draw:end-shape="id4" draw:end-glue-point="10" svg:d="M7001 3307h668v3481h-502" svg:viewBox="0 0 669 3482">
          <text:p/>
        </draw:connector>
        <draw:connector draw:style-name="gr8" draw:text-style-name="P3" draw:layer="layout" svg:x1="2.201cm" svg:y1="6.788cm" svg:x2="2.538cm" svg:y2="3.307cm" draw:start-shape="id4" draw:start-glue-point="6" draw:end-shape="id1" draw:end-glue-point="3" svg:d="M2201 6788h-501v-3481h838" svg:viewBox="0 0 839 3482">
          <text:p/>
        </draw:connector>
        <draw:connector draw:style-name="gr8" draw:text-style-name="P3" draw:layer="layout" svg:x1="4.494cm" svg:y1="11.875cm" svg:x2="4.641cm" svg:y2="12.832cm" draw:start-shape="id2" draw:start-glue-point="8" draw:end-shape="id5" draw:end-glue-point="0" svg:d="M4494 11875v479h147v478" svg:viewBox="0 0 148 958">
          <text:p/>
        </draw:connector>
        <draw:connector draw:style-name="gr8" draw:text-style-name="P3" draw:layer="layout" svg:x1="6.801cm" svg:y1="14.665cm" svg:x2="9.096cm" svg:y2="14.736cm" draw:start-shape="id5" draw:start-glue-point="1" draw:end-shape="id3" draw:end-glue-point="6" svg:d="M6801 14665h1147v71h1148" svg:viewBox="0 0 2296 72">
          <text:p/>
        </draw:connector>
        <draw:custom-shape draw:style-name="gr9" draw:text-style-name="P2" xml:id="id6" draw:id="id6" draw:layer="layout" svg:width="4.965cm" svg:height="2.64cm" svg:x="2.135cm" svg:y="17.06cm">
          <text:p text:style-name="P1"><text:span text:style-name="T1">Write com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9" draw:id="id9" draw:layer="layout" svg:width="5.027cm" svg:height="2.369cm" svg:x="14.001cm" svg:y="23.23cm">
          <text:p text:style-name="P1"><text:span text:style-name="T1">Writ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5.377cm" svg:height="2.7cm" svg:x="13.701cm" svg:y="1.499cm">
          <text:p text:style-name="P1"><text:span text:style-name="T1">View mess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6.801cm" svg:y1="14.665cm" svg:x2="7.1cm" svg:y2="18.38cm" draw:start-shape="id5" draw:start-glue-point="1" draw:end-shape="id6" draw:end-glue-point="10" svg:d="M6801 14665h800v3715h-501" svg:viewBox="0 0 801 3716">
          <text:p/>
        </draw:connector>
        <draw:connector draw:style-name="gr8" draw:text-style-name="P3" draw:layer="layout" svg:x1="2.135cm" svg:y1="18.38cm" svg:x2="2.482cm" svg:y2="14.665cm" draw:start-shape="id6" draw:start-glue-point="6" draw:end-shape="id5" draw:end-glue-point="3" svg:d="M2135 18380h-502v-3715h849" svg:viewBox="0 0 850 3716">
          <text:p/>
        </draw:connector>
        <draw:connector draw:style-name="gr12" draw:text-style-name="P4" draw:layer="layout" svg:x1="7.001cm" svg:y1="3.307cm" svg:x2="13.701cm" svg:y2="2.849cm" draw:start-shape="id1" draw:start-glue-point="1" draw:end-shape="id7" draw:end-glue-point="6" svg:d="M7001 3307h3349v-458h3351" svg:viewBox="0 0 6701 459">
          <text:p/>
        </draw:connector>
        <draw:connector draw:style-name="gr12" draw:text-style-name="P4" draw:layer="layout" svg:x1="16.39cm" svg:y1="4.199cm" svg:x2="16.49cm" svg:y2="5.799cm" draw:start-shape="id7" draw:start-glue-point="8" draw:end-shape="id8" draw:end-glue-point="0" svg:d="M16390 4199v800h100v800" svg:viewBox="0 0 101 1601">
          <text:p/>
        </draw:connector>
        <draw:connector draw:style-name="gr12" draw:text-style-name="P4" draw:layer="layout" svg:x1="19.028cm" svg:y1="24.415cm" svg:x2="18.929cm" svg:y2="19.899cm" draw:start-shape="id9" draw:start-glue-point="10" draw:end-shape="id10" draw:end-glue-point="1" svg:d="M19028 24415h501v-4516h-600" svg:viewBox="0 0 601 4517">
          <text:p/>
        </draw:connector>
        <draw:custom-shape draw:style-name="gr13" draw:text-style-name="P6" xml:id="id10" draw:id="id10" draw:layer="layout" svg:width="4.8cm" svg:height="3cm" svg:x="14.129cm" svg:y="18.399cm">
          <text:p text:style-name="P5"><text:span text:style-name="T2">Conversation View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1" draw:id="id11" draw:layer="layout" svg:width="5.99cm" svg:height="3.2cm" svg:x="13.601cm" svg:y="11.599cm">
          <text:p text:style-name="P5"><text:span text:style-name="T2">View conver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16.49cm" svg:y1="9.606cm" svg:x2="16.596cm" svg:y2="11.599cm" draw:start-shape="id8" draw:start-glue-point="2" draw:end-shape="id11" draw:end-glue-point="4" svg:d="M16490 9606v996h106v997" svg:viewBox="0 0 107 1994">
          <text:p/>
        </draw:connector>
        <draw:connector draw:style-name="gr12" draw:text-style-name="P7" draw:layer="layout" svg:x1="16.596cm" svg:y1="14.799cm" svg:x2="16.529cm" svg:y2="18.399cm" draw:start-shape="id11" draw:start-glue-point="8" draw:end-shape="id10" draw:end-glue-point="0" svg:d="M16596 14799v1801h-67v1799" svg:viewBox="0 0 68 3601">
          <text:p/>
        </draw:connector>
        <draw:connector draw:style-name="gr12" draw:text-style-name="P7" draw:layer="layout" svg:x1="14.129cm" svg:y1="19.899cm" svg:x2="14.001cm" svg:y2="24.415cm" draw:start-shape="id10" draw:start-glue-point="3" draw:end-shape="id9" draw:end-glue-point="6" svg:d="M14129 19899h-630v4516h502" svg:viewBox="0 0 631 4517">
          <text:p/>
        </draw:connector>
        <draw:custom-shape draw:style-name="gr9" draw:text-style-name="P2" xml:id="id13" draw:id="id13" draw:layer="layout" svg:width="4.965cm" svg:height="2.64cm" svg:x="2.135cm" svg:y="22.1cm">
          <text:p text:style-name="P1"><text:span text:style-name="T1">Add like/fo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svg:x1="11.148cm" svg:y1="16.5cm" svg:x2="10.523cm" svg:y2="21.6cm" draw:start-shape="id3" draw:start-glue-point="8" draw:end-shape="id12" draw:end-glue-point="0" svg:d="M11148 16500v2550h-625v2550" svg:viewBox="0 0 626 5101">
          <text:p/>
        </draw:connector>
        <draw:connector draw:style-name="gr12" draw:text-style-name="P8" draw:layer="layout" draw:line-skew="0.4cm" svg:x1="10.523cm" svg:y1="25.069cm" svg:x2="16.515cm" svg:y2="25.599cm" draw:start-shape="id12" draw:start-glue-point="2" draw:end-shape="id9" draw:end-glue-point="8" svg:d="M10523 25069v1431h5992v-901" svg:viewBox="0 0 5993 1432">
          <text:p/>
        </draw:connector>
        <draw:connector draw:style-name="gr12" draw:text-style-name="P8" draw:layer="layout" svg:x1="10.523cm" svg:y1="25.069cm" svg:x2="4.618cm" svg:y2="24.74cm" draw:start-shape="id12" draw:start-glue-point="2" draw:end-shape="id13" draw:end-glue-point="8" svg:d="M10523 25069v500h-5905v-829" svg:viewBox="0 0 5906 830">
          <text:p/>
        </draw:connector>
        <draw:connector draw:style-name="gr12" draw:text-style-name="P8" draw:layer="layout" svg:x1="4.618cm" svg:y1="22.1cm" svg:x2="10.523cm" svg:y2="21.6cm" draw:start-shape="id13" draw:start-glue-point="4" draw:end-shape="id12" draw:end-glue-point="0" svg:d="M4618 22100v-1002h5905v502" svg:viewBox="0 0 5906 1003">
          <text:p/>
        </draw:connector>
        <draw:connector draw:style-name="gr12" draw:text-style-name="P8" draw:layer="layout" svg:x1="6.801cm" svg:y1="14.665cm" svg:x2="7.1cm" svg:y2="23.42cm" draw:start-shape="id5" draw:start-glue-point="1" draw:end-shape="id13" draw:end-glue-point="10" svg:d="M6801 14665h800v8755h-501" svg:viewBox="0 0 801 8756">
          <text:p/>
        </draw:connector>
        <draw:connector draw:style-name="gr12" draw:text-style-name="P8" draw:layer="layout" svg:x1="2.135cm" svg:y1="23.42cm" svg:x2="2.482cm" svg:y2="14.665cm" draw:start-shape="id13" draw:start-glue-point="6" draw:end-shape="id5" draw:end-glue-point="3" svg:d="M2135 23420h-502v-8755h849" svg:viewBox="0 0 850 8756">
          <text:p/>
        </draw:connector>
      </draw:page>
      <draw:page draw:name="page2" draw:style-name="dp1" draw:master-page-name="Default">
        <draw:g>
          <draw:custom-shape draw:style-name="gr15" draw:text-style-name="P6" draw:layer="layout" svg:width="6cm" svg:height="1cm" svg:x="1cm" svg:y="1cm">
            <text:p text:style-name="P5"><text:span text:style-name="T2">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2cm">
            <text:p text:style-name="P9"><text:span text:style-name="T2">id</text:span></text:p>
            <text:p text:style-name="P9"><text:span text:style-name="T2">title</text:span></text:p>
            <text:p text:style-name="P9"><text:span text:style-name="T2">body</text:span></text:p>
            <text:p text:style-name="P9"><text:span text:style-name="T2">dateCreated</text:span></text:p>
            <text:p text:style-name="P9"><text:span text:style-name="T2">dateModified</text:span></text:p>
            <text:p text:style-name="P9"><text:span text:style-name="T2">user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1cm" svg:y="1cm">
            <text:p text:style-name="P5"><text:span text:style-name="T2">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2cm">
            <text:p text:style-name="P9"><text:span text:style-name="T3">id</text:span></text:p>
            <text:p text:style-name="P9"><text:span text:style-name="T3">body</text:span></text:p>
            <text:p text:style-name="P9"><text:span text:style-name="T3">dateCreated</text:span></text:p>
            <text:p text:style-name="P9"><text:span text:style-name="T3">dateModified</text:span></text:p>
            <text:p text:style-name="P9"><text:span text:style-name="T3">userId</text:span></text:p>
            <text:p text:style-name="P9"><text:span text:style-name="T3">parent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8cm" svg:y="1cm">
            <text:p text:style-name="P5"><text:span text:style-name="T2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8cm" svg:y="2cm">
            <text:p text:style-name="P9"><text:span text:style-name="T3">id</text:span></text:p>
            <text:p text:style-name="P9"><text:span text:style-name="T3">name</text:span></text:p>
            <text:p text:style-name="P9"><text:span text:style-name="T3">displayName</text:span></text:p>
            <text:p text:style-name="P9"><text:span text:style-name="T3">dateCreated</text:span></text:p>
            <text:p text:style-name="P9"><text:span text:style-name="T3">dateModifi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1cm" svg:y="8cm">
            <text:p text:style-name="P5"><text:span text:style-name="T2">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9cm">
            <text:p text:style-name="P9"><text:span text:style-name="T3">id</text:span></text:p>
            <text:p text:style-name="P9"><text:span text:style-name="T3">body</text:span></text:p>
            <text:p text:style-name="P9"><text:span text:style-name="T3">dateCreated</text:span></text:p>
            <text:p text:style-name="P9"><text:span text:style-name="T3">dateModified</text:span></text:p>
            <text:p text:style-name="P9"><text:span text:style-name="T3">userId</text:span></text:p>
            <text:p text:style-name="P9"><text:span text:style-name="T3">target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8cm" svg:y="8cm">
            <text:p text:style-name="P5"><text:span text:style-name="T2">UserFollows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8cm" svg:y="9cm">
            <text:p text:style-name="P9"><text:span text:style-name="T3">userId</text:span></text:p>
            <text:p text:style-name="P9"><text:span text:style-name="T3">targetId</text:span></text:p>
            <text:p text:style-name="P9"><text:span text:style-name="T3">dateCreat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6" draw:layer="layout" svg:width="6cm" svg:height="1cm" svg:x="1cm" svg:y="15cm">
            <text:p text:style-name="P5"><text:span text:style-name="T2">UserLikesP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6cm" svg:height="5cm" svg:x="1cm" svg:y="16cm">
            <text:p text:style-name="P9"><text:span text:style-name="T3">userId</text:span></text:p>
            <text:p text:style-name="P9"><text:span text:style-name="T3">postId</text:span></text:p>
            <text:p text:style-name="P9"><text:span text:style-name="T3">dateCreat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23T16:17:41.450290420</meta:creation-date>
    <dc:date>2020-06-24T20:53:57.842193365</dc:date>
    <meta:editing-duration>PT9H6M6S</meta:editing-duration>
    <meta:editing-cycles>14</meta:editing-cycles>
    <meta:generator>LibreOffice/6.3.6.2$MacOSX_X86_64 LibreOffice_project/2196df99b074d8a661f4036fca8fa0cbfa33a497</meta:generator>
    <meta:document-statistic meta:object-count="51"/>
  </office:meta>
</office:document-meta>
</file>